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Standard">
      <style:text-properties style:font-name="Arial" fo:font-size="20pt" fo:font-weight="bold" style:font-size-asian="20pt" style:font-weight-asian="bold" style:font-size-complex="20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is a sample test message for changing styles of fo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none" style:country-asian="none" style:font-name-complex="Tahoma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598in" fo:page-height="11.6902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90</meta:generator>
    <meta:initial-creator>
    Majid Ali Khan
  </meta:initial-creator>
    <meta:creation-date>2005-12-13T11:59:58</meta:creation-date>
    <dc:date>2006-02-06T12:00:55</dc:date>
    <dc:language>en-US</dc:language>
    <meta:editing-cycles>3</meta:editing-cycles>
    <meta:editing-duration>PT1M56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" meta:word-count="11" meta:character-count="57"/>
  </office:meta>
</office:document-meta>
</file>